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2"/>
    <style:style style:name="ce12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ce11"/>
        <table:table-column table:style-name="co2" table:number-columns-repeated="59" table:default-cell-style-name="Default"/>
        <table:table-row table:style-name="ro1">
          <table:table-cell table:number-columns-repeated="4"/>
          <table:table-cell table:style-name="Default"/>
          <table:table-cell table:number-columns-repeated="59"/>
        </table:table-row>
        <table:table-row table:style-name="ro1">
          <table:table-cell table:style-name="ce9" office:value-type="string" calcext:value-type="string" table:number-columns-spanned="6" table:number-rows-spanned="1">
            <text:p>Kalakulation Maxim-Optimizer, v20.0.0</text:p>
          </table:table-cell>
          <table:covered-table-cell table:number-columns-repeated="3"/>
          <table:covered-table-cell table:style-name="Default"/>
          <table:covered-table-cell/>
          <table:table-cell table:number-columns-repeated="58"/>
        </table:table-row>
        <table:table-row table:style-name="ro1">
          <table:table-cell table:number-columns-repeated="4"/>
          <table:table-cell table:style-name="Default"/>
          <table:table-cell table:number-columns-repeated="59"/>
        </table:table-row>
        <table:table-row table:style-name="ro1">
          <table:table-cell table:style-name="ce10"/>
          <table:table-cell/>
          <table:table-cell table:style-name="ce10" office:value-type="string" calcext:value-type="string">
            <text:p>preis/stk</text:p>
          </table:table-cell>
          <table:table-cell table:style-name="ce10" office:value-type="string" calcext:value-type="string">
            <text:p>preis/bestückung</text:p>
          </table:table-cell>
          <table:table-cell table:style-name="ce10" office:value-type="string" calcext:value-type="string">
            <text:p>preis ges</text:p>
          </table:table-cell>
          <table:table-cell/>
          <table:table-cell table:style-name="ce10" table:number-columns-repeated="58"/>
        </table:table-row>
        <table:table-row table:style-name="ro1">
          <table:table-cell table:style-name="ce10" office:value-type="string" calcext:value-type="string">
            <text:p>Bezeichnung</text:p>
          </table:table-cell>
          <table:table-cell table:style-name="ce10" office:value-type="string" calcext:value-type="string">
            <text:p>Stk</text:p>
          </table:table-cell>
          <table:table-cell table:number-columns-repeated="2" table:style-name="ce10" office:value-type="string" calcext:value-type="string">
            <text:p>EURct</text:p>
          </table:table-cell>
          <table:table-cell table:style-name="ce10" office:value-type="string" calcext:value-type="string">
            <text:p>EUR</text:p>
          </table:table-cell>
          <table:table-cell table:style-name="ce10" office:value-type="string" calcext:value-type="string">
            <text:p>Bemerkung</text:p>
          </table:table-cell>
          <table:table-cell table:style-name="ce10" table:number-columns-repeated="58"/>
        </table:table-row>
        <table:table-row table:style-name="ro1">
          <table:table-cell office:value-type="string" calcext:value-type="string">
            <text:p>MAX20801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formula="of:=([.C6]*[.B6]+[.D6]*[.B6])/100" office:value-type="float" office:value="7.5" calcext:value-type="float">
            <text:p>7.50</text:p>
          </table:table-cell>
          <table:table-cell office:value-type="string" calcext:value-type="string">
            <text:p>Preis von maxim direkt für 1000 St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E-7443739650068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([.C7]*[.B7]+[.D7]*[.B7])/100" office:value-type="float" office:value="3.06" calcext:value-type="float">
            <text:p>3.06</text:p>
          </table:table-cell>
          <table:table-cell office:value-type="string" calcext:value-type="string">
            <text:p>preis geschätz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0u/25v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C8]*[.B8]+[.D8]*[.B8])/100" office:value-type="float" office:value="1.8" calcext:value-type="float">
            <text:p>1.80</text:p>
          </table:table-cell>
          <table:table-cell office:value-type="string" calcext:value-type="string">
            <text:p>preis für 16V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B, 2x70um, 80x45mm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table:formula="of:=([.C9]*[.B9]+[.D9]*[.B9])/100" office:value-type="float" office:value="1.42" calcext:value-type="float">
            <text:p>1.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0A/200V MBRB20200CT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([.C10]*[.B10]+[.D10]*[.B10])/100" office:value-type="float" office:value="0.31" calcext:value-type="float">
            <text:p>0.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00n/25v</text:p>
          </table:table-cell>
          <table:table-cell office:value-type="float" office:value="12" calcext:value-type="float">
            <text:p>12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table:formula="of:=([.C11]*[.B11]+[.D11]*[.B11])/100" office:value-type="float" office:value="0.1392" calcext:value-type="float">
            <text:p>0.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u/6V3</text:p>
          </table:table-cell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([.C12]*[.B12]+[.D12]*[.B12])/100" office:value-type="float" office:value="0.0585" calcext:value-type="float">
            <text:p>0.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20n/6V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([.C13]*[.B13]+[.D13]*[.B13])/100" office:value-type="float" office:value="0.039" calcext:value-type="float">
            <text:p>0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0R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[.C14]*[.B14]+[.D14]*[.B14])/100" office:value-type="float" office:value="0.02" calcext:value-type="float">
            <text:p>0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00n/100V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([.C15]*[.B15]+[.D15]*[.B15])/100" office:value-type="float" office:value="0.017" calcext:value-type="float">
            <text:p>0.02</text:p>
          </table:table-cell>
          <table:table-cell table:number-columns-repeated="59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59"/>
        </table:table-row>
        <table:table-row table:style-name="ro1">
          <table:table-cell table:style-name="ce10" office:value-type="string" calcext:value-type="string">
            <text:p>Summe</text:p>
          </table:table-cell>
          <table:table-cell table:style-name="ce10" table:number-columns-repeated="3"/>
          <table:table-cell table:style-name="ce12" table:formula="of:=SUM([.E6:.E17])" office:value-type="float" office:value="14.3637" calcext:value-type="float">
            <text:p>14.36</text:p>
          </table:table-cell>
          <table:table-cell table:number-columns-repeated="59"/>
        </table:table-row>
      </table:table>
      <table:named-expressions/>
      <table:database-ranges>
        <table:database-range table:name="__Anonymous_Sheet_DB__0" table:target-range-address="Sheet1.A5:Sheet1.F15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/00/0000</text:date>, <text:time style:data-style-name="N2" text:time-value="14:45:54.7515811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14:20:22.770026019</meta:creation-date>
    <dc:date>2020-09-19T14:45:44.574446719</dc:date>
    <meta:editing-duration>PT4M31S</meta:editing-duration>
    <meta:editing-cycles>1</meta:editing-cycles>
    <meta:generator>LibreOffice/6.4.5.2$Linux_X86_64 LibreOffice_project/40$Build-2</meta:generator>
    <meta:document-statistic meta:table-count="1" meta:cell-count="65" meta:object-count="0"/>
  </office:meta>
</office:document-meta>
</file>